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draw:shadow="visible" draw:shadow-offset-x="0.203cm" draw:shadow-offset-y="0.203cm" draw:shadow-opacity="5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0.9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8cm" fo:min-width="0.978cm"/>
    </style:style>
    <style:style style:name="gr5" style:family="graphic" style:parent-style-name="objectwithoutfill">
      <style:graphic-properties draw:marker-start="Arrow" draw:marker-end="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8cm" fo:min-width="2.6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2cm" fo:min-width="0.7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2cm" fo:min-width="5.037cm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false" draw:shadow="visible" draw:shadow-offset-x="0.203cm" draw:shadow-offset-y="0.203cm" draw:shadow-opacity="50%"/>
    </style:style>
    <style:style style:name="gr10" style:family="graphic" style:parent-style-name="standard">
      <style:graphic-properties svg:stroke-width="0cm" draw:marker-start-width="0.2cm" draw:marker-end-width="0.2cm" draw:fill="solid" draw:fill-color="#e6ff00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3pt" fo:font-style="italic" style:font-size-asian="13pt" style:font-style-asian="italic" style:font-size-complex="13pt" style:font-style-complex="italic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5.969cm" svg:x="10.314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985cm" svg:height="5.969cm" svg:x="1.381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223cm" svg:height="2.644cm" svg:x="1.624cm" svg:y="3.341cm">
          <text:p text:style-name="P1"><text:span text:style-name="T1">Remote TC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21cm" svg:height="0.763cm" svg:x="5.518cm" svg:y="5.28cm">
          <draw:text-box>
            <text:p text:style-name="P3"><text:span text:style-name="T2">tcp:2411</text:span></text:p>
          </draw:text-box>
        </draw:frame>
        <draw:custom-shape draw:style-name="gr2" draw:text-style-name="P2" draw:layer="layout" svg:width="6.358cm" svg:height="2.702cm" svg:x="10.835cm" svg:y="3.268cm">
          <text:p text:style-name="P2"><text:span text:style-name="T1">SAFS TCP Messen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.255cm" svg:height="0.763cm" svg:x="11.07cm" svg:y="5.192cm">
          <draw:text-box>
            <text:p text:style-name="P3"><text:span text:style-name="T2">tcp:2410</text:span></text:p>
          </draw:text-box>
        </draw:frame>
        <draw:line draw:style-name="gr5" draw:text-style-name="P4" draw:layer="layout" svg:x1="7.493cm" svg:y1="5.615cm" svg:x2="11.176cm" svg:y2="5.615cm">
          <text:p/>
        </draw:line>
        <draw:frame draw:style-name="gr6" draw:text-style-name="P5" draw:layer="layout" svg:width="4.82cm" svg:height="0.763cm" svg:x="7.066cm" svg:y="6.423cm">
          <draw:text-box>
            <text:p><text:span text:style-name="T3">ADB Port Forwarding</text:span></text:p>
          </draw:text-box>
        </draw:frame>
        <draw:frame draw:style-name="gr7" draw:text-style-name="P7" draw:layer="layout" svg:width="1.912cm" svg:height="0.962cm" svg:x="1.516cm" svg:y="2.07cm">
          <draw:text-box>
            <text:p text:style-name="P6"><text:span text:style-name="T4">Host</text:span></text:p>
          </draw:text-box>
        </draw:frame>
        <draw:frame draw:style-name="gr8" draw:text-style-name="P7" draw:layer="layout" svg:width="8.444cm" svg:height="0.962cm" svg:x="10.568cm" svg:y="2.043cm">
          <draw:text-box>
            <text:p text:style-name="P6"><text:span text:style-name="T4">Android Emulator / Device</text:span></text:p>
          </draw:text-box>
        </draw:frame>
        <draw:custom-shape draw:style-name="gr9" draw:text-style-name="P2" draw:layer="layout" svg:width="6.358cm" svg:height="2.702cm" svg:x="18.715cm" svg:y="3.294cm">
          <text:p text:style-name="P2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476cm" svg:height="1.397cm" svg:x="16.728cm" svg:y="3.964cm">
          <text:p text:style-name="P4"><text:span text:style-name="T3">IPC</text:span>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emy Kao</meta:initial-creator>
    <meta:creation-date>2013-01-02T14:02:58</meta:creation-date>
    <dc:date>2013-01-02T14:41:06</dc:date>
    <dc:creator>Jeremy Kao</dc:creator>
    <meta:editing-duration>PT7M27S</meta:editing-duration>
    <meta:editing-cycles>1</meta:editing-cycles>
    <meta:document-statistic meta:object-count="12"/>
    <meta:generator>LibreOffice/3.5$Linux_X86_64 LibreOffice_project/350m1$Build-2</meta:generator>
  </office:meta>
</office:document-meta>
</file>